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Preformatted_20_Text">
      <style:text-properties fo:color="#000000" fo:font-size="9pt" style:font-size-asian="9pt" style:font-size-complex="9pt"/>
    </style:style>
    <style:style style:name="P2" style:family="paragraph" style:parent-style-name="Preformatted_20_Text">
      <style:text-properties fo:color="#000000" style:font-name="Lucida Sans" fo:font-size="9pt" style:font-size-asian="9pt" style:font-size-complex="9pt"/>
    </style:style>
    <style:style style:name="P3" style:family="paragraph" style:parent-style-name="Preformatted_20_Text">
      <style:paragraph-properties fo:margin-top="0cm" fo:margin-bottom="0.499cm"/>
      <style:text-properties fo:color="#000000" style:font-name="Lucida Sans" fo:font-size="9pt" style:font-size-asian="9pt" style:font-size-complex="9p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</text:span> <text:span text:style-name="T1">class</text:span> HufPar {</text:p>
      <text:p text:style-name="P1"><text:s text:c="8"/><text:span text:style-name="T1">private</text:span> char character;</text:p>
      <text:p text:style-name="P1"><text:s text:c="8"/><text:span text:style-name="T1">private</text:span> double freq;</text:p>
      <text:p text:style-name="P1"/>
      <text:p text:style-name="P1"><text:s text:c="8"/><text:span text:style-name="T1">public</text:span> HufPar (char c, double f) {</text:p>
      <text:p text:style-name="P1"><text:s text:c="16"/>character = c;</text:p>
      <text:p text:style-name="P1"><text:s text:c="16"/>freq = f;</text:p>
      <text:p text:style-name="P1"><text:s text:c="8"/>}</text:p>
      <text:p text:style-name="P1"><text:s text:c="8"/><text:span text:style-name="T1">public</text:span> char obtemCaracter() {</text:p>
      <text:p text:style-name="P1"><text:s text:c="16"/><text:span text:style-name="T1">return</text:span> character;</text:p>
      <text:p text:style-name="P1"><text:s text:c="8"/>}</text:p>
      <text:p text:style-name="P1"><text:s text:c="8"/><text:span text:style-name="T1">public</text:span> double obtemFreq() {</text:p>
      <text:p text:style-name="P1"><text:s text:c="16"/><text:span text:style-name="T1">return</text:span> freq;</text:p>
      <text:p text:style-name="P1"><text:s text:c="8"/>}</text:p>
      <text:p text:style-name="P2">}</text:p>
      <text:p text:style-name="P1"><text:span text:style-name="T1">public</text:span> <text:span text:style-name="T1">class</text:span> NodoBinario {</text:p>
      <text:p text:style-name="P1"/>
      <text:p text:style-name="P1"><text:s text:c="8"/><text:span text:style-name="T1">private</text:span> NodoBinario esquerdo;</text:p>
      <text:p text:style-name="P1"><text:s text:c="8"/><text:span text:style-name="T1">private</text:span> NodoBinario direito;</text:p>
      <text:p text:style-name="P1"><text:s text:c="8"/><text:span text:style-name="T1">private</text:span> HufPar value;</text:p>
      <text:p text:style-name="P1"/>
      <text:p text:style-name="P1"><text:s text:c="8"/><text:span text:style-name="T1">public</text:span> NodoBinario (HufPar h) { value = h; }</text:p>
      <text:p text:style-name="P1"/>
      <text:p text:style-name="P1"><text:s text:c="8"/>void insereEsquerda (NodoBinario n) { esquerdo = n; }</text:p>
      <text:p text:style-name="P1"><text:s text:c="8"/>void insereDireita (NodoBinario n) { direito = n; }</text:p>
      <text:p text:style-name="P1"/>
      <text:p text:style-name="P1"><text:s text:c="8"/>NodoBinario getEsquerdo() { <text:span text:style-name="T1">return</text:span> <text:span text:style-name="T1">this</text:span>.esquerdo; }</text:p>
      <text:p text:style-name="P1"><text:s text:c="8"/>NodoBinario getDireito() { <text:span text:style-name="T1">return</text:span> <text:span text:style-name="T1">this</text:span>.direito; }</text:p>
      <text:p text:style-name="P1"/>
      <text:p text:style-name="P1"><text:s text:c="8"/>HufPar getHufPar() {</text:p>
      <text:p text:style-name="P1"><text:s text:c="16"/><text:span text:style-name="T1">return</text:span> value;</text:p>
      <text:p text:style-name="P1"><text:s text:c="8"/>}</text:p>
      <text:p text:style-name="P1"/>
      <text:p text:style-name="P1"><text:s text:c="8"/>void printNodo() {</text:p>
      <text:p text:style-name="P1"><text:s text:c="16"/><text:span text:style-name="T1">System</text:span>.out.print( <text:span text:style-name="T1">this</text:span>.getHufPar().obtemCaracter() );</text:p>
      <text:p text:style-name="P1"><text:s text:c="16"/><text:span text:style-name="T1">System</text:span>.out.print( " - ");</text:p>
      <text:p text:style-name="P1"><text:s text:c="16"/><text:span text:style-name="T1">System</text:span>.out.print( <text:span text:style-name="T1">this</text:span>.getHufPar().obtemFreq());</text:p>
      <text:p text:style-name="P1"><text:s text:c="8"/>}</text:p>
      <text:p text:style-name="P2">}</text:p>
      <text:p text:style-name="P1"><text:span text:style-name="T1">public</text:span> <text:span text:style-name="T1">class</text:span> HufEncoder {</text:p>
      <text:p text:style-name="P1"/>
      <text:p text:style-name="P1"><text:s text:c="8"/><text:span text:style-name="T1">private</text:span> static final char GEN_CHAR = '#';</text:p>
      <text:p text:style-name="P1"/>
      <text:p text:style-name="P1"><text:s text:c="8"/><text:span text:style-name="T1">private</text:span> FilaDePrioridade workspace; <text:s text:c="4"/></text:p>
      <text:p text:style-name="P1"/>
      <text:p text:style-name="P1"><text:s text:c="8"/><text:span text:style-name="T1">public</text:span> HufEncoder ( HufPar[] p ) { workspace = <text:span text:style-name="T1">new</text:span> FilaDePrioridade(p); }</text:p>
      <text:p text:style-name="P1"/>
      <text:p text:style-name="P1"><text:s text:c="8"/>NodoBinario geraArvoreDeHuffman(){</text:p>
      <text:p text:style-name="P1"><text:s text:c="16"/><text:span text:style-name="T1">if</text:span> (<text:span text:style-name="T1">this</text:span>.workspace.numNodos == 1) {</text:p>
      <text:p text:style-name="P1"><text:s text:c="24"/><text:span text:style-name="T1">return</text:span> workspace.extraiMenor();</text:p>
      <text:p text:style-name="P1"><text:s text:c="16"/>} <text:span text:style-name="T1">else</text:span> {</text:p>
      <text:p text:style-name="P1"><text:s text:c="24"/>NodoBinario x,y;</text:p>
      <text:p text:style-name="P1"><text:s text:c="24"/>double f;</text:p>
      <text:p text:style-name="P1"><text:s text:c="24"/><text:span text:style-name="T1">while</text:span> ( <text:span text:style-name="T1">this</text:span>.workspace.numNodos &gt; 1) {</text:p>
      <text:p text:style-name="P1"/>
      <text:p text:style-name="P1"><text:s text:c="27"/>x = workspace.extraiMenor();</text:p>
      <text:p text:style-name="P1"><text:s text:c="27"/>y = workspace.extraiMenor();</text:p>
      <text:p text:style-name="P1"><text:s text:c="27"/>f = x.getHufPar().obtemFreq() + y.getHufPar().obtemFreq();</text:p>
      <text:p text:style-name="P1"><text:s text:c="27"/>NodoBinario z = <text:span text:style-name="T1">new</text:span> NodoBinario ( <text:span text:style-name="T1">new</text:span> HufPar ( GEN_CHAR,f ) );</text:p>
      <text:p text:style-name="P1"><text:s text:c="27"/>z.insereEsquerda(x);</text:p>
      <text:p text:style-name="P1"><text:s text:c="27"/>z.insereDireita (y);</text:p>
      <text:p text:style-name="P1"><text:s text:c="27"/>workspace.insere(z);</text:p>
      <text:p text:style-name="P1"><text:s text:c="24"/>}</text:p>
      <text:p text:style-name="P1"><text:s text:c="24"/><text:span text:style-name="T1">return</text:span> geraArvoreDeHuffman();</text:p>
      <text:p text:style-name="P1"><text:s text:c="16"/>}</text:p>
      <text:p text:style-name="P1"><text:s text:c="8"/>} <text:s text:c="6"/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Lucida Sans" fo:font-size="8pt" style:font-size-asian="8pt" style:font-size-complex="8pt"/>
    </style:style>
    <style:style style:name="T1" style:family="text">
      <style:text-properties style:font-name="Lucid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3cm" fo:margin-bottom="1.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V - AEDS II</text:title><text:tab/> <text:s text:c="41"/><text:subject>Anexo I - Código: HufPar.java / NodoBinario.java / HufEncoder.java</text:subject></text:p>
      </style:header>
      <style:footer>
        <text:p text:style-name="Footer"><text:tab/><text:tab/><text:span text:style-name="T1"><text:page-number text:select-page="current">1</text:page-number></text:span><text:span text:style-name="T1">/</text:span><text:span text:style-name="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Trabalho Prático IV - AEDS II</dc:title>
    <dc:subject>Anexo I - Código: HufPar.java / NodoBinario.java / HufEncoder.java</dc:subject>
    <meta:creation-date>2006-05-29T09:25:43</meta:creation-date>
    <dc:creator>Gustavo Guimaraes</dc:creator>
    <dc:date>2006-05-29T09:56:27</dc:date>
    <dc:language>pt-BR</dc:language>
    <meta:editing-cycles>6</meta:editing-cycles>
    <meta:editing-duration>PT8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7" meta:word-count="142" meta:character-count="2127"/>
  </office:meta>
</office:document-meta>
</file>